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25cm" fo:min-width="3.25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25cm" fo:min-width="3.7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5.75cm" fo:min-width="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75cm" fo:min-width="4.75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25cm" fo:min-width="3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5.75cm" fo:min-width="6.25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1.25cm" fo:min-width="3.5cm"/>
      <style:paragraph-properties style:writing-mode="lr-tb"/>
    </style:style>
    <style:style style:name="gr9" style:family="graphic" style:parent-style-name="standard">
      <style:graphic-properties draw:textarea-vertical-align="middle"/>
    </style:style>
    <style:style style:name="P1" style:family="paragraph">
      <style:paragraph-properties fo:text-align="center"/>
      <style:text-properties fo:font-size="12pt"/>
    </style:style>
    <style:style style:name="P2" style:family="paragraph">
      <style:paragraph-properties fo:text-align="start"/>
      <style:text-properties fo:font-size="12pt"/>
    </style:style>
    <style:style style:name="P3" style:family="paragraph">
      <style:paragraph-properties fo:text-align="center"/>
      <style:text-properties style:text-underline-style="solid" style:text-underline-width="auto" style:text-underline-color="font-color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5" draw:id="id5" draw:layer="layout" svg:width="3.75cm" svg:height="1.5cm" svg:x="27.25cm" svg:y="10cm">
          <text:p text:style-name="P1">Proxy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4.25cm" svg:height="1.5cm" svg:x="19.85cm" svg:y="10cm">
          <text:p text:style-name="P1">Inspección con Estado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4.5cm" svg:height="1.5cm" svg:x="12cm" svg:y="10cm">
          <text:p text:style-name="P1">Puerta de Enlace a Nivel de Circuito</text:p>
          <draw:enhanced-geometry svg:viewBox="0 0 21600 21600" draw:type="rectangle" draw:enhanced-path="M 0 0 L 21600 0 21600 21600 0 21600 0 0 Z N"/>
        </draw:custom-shape>
        <draw:custom-shape draw:style-name="gr4" draw:text-style-name="P2" xml:id="id10" draw:id="id10" draw:layer="layout" svg:width="7.5cm" svg:height="6cm" svg:x="33.5cm" svg:y="14.25cm">
          <text:list text:style-name="L1">
            <text:list-item>
              <text:p text:style-name="P2"><text:span text:style-name="T1">Filtra paquetes y toma decisiones en varias capas OSI.</text:span></text:p>
            </text:list-item>
            <text:list-item>
              <text:p text:style-name="P2"><text:span text:style-name="T1">Incluye capa de aplicación.</text:span></text:p>
            </text:list-item>
            <text:list-item>
              <text:p text:style-name="P2"><text:span text:style-name="T1">Ofrece protección avanzada, identificación de aplicaciones y filtrado de contenido.</text:span></text:p>
            </text:list-item>
            <text:list-item>
              <text:p text:style-name="P2"><text:span text:style-name="T1">Puede combinar diferentes funcionalidades para una protección integral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" draw:text-style-name="P1" xml:id="id2" draw:id="id2" draw:layer="layout" svg:width="5.25cm" svg:height="2cm" svg:x="18.75cm" svg:y="3cm">
          <text:p text:style-name="P1">Tipos de Firewalls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3.5cm" svg:height="1.5cm" svg:x="35cm" svg:y="10cm">
          <text:p text:style-name="P1">Próxima Generació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xml:id="id7" draw:id="id7" draw:layer="layout" svg:width="6.75cm" svg:height="6cm" svg:x="3cm" svg:y="14.25cm">
          <text:list text:style-name="L1">
            <text:list-item>
              <text:p text:style-name="P2"><text:span text:style-name="T1">Toma </text:span><text:span text:style-name="T1">decisiones </text:span><text:span text:style-name="T1">basadas en </text:span><text:span text:style-name="T1">direcciones de </text:span><text:span text:style-name="T1">red, protocolos </text:span><text:span text:style-name="T1">o puertos.</text:span></text:p>
            </text:list-item>
            <text:list-item>
              <text:p text:style-name="P2"><text:span text:style-name="T1">Rápidos pero </text:span><text:span text:style-name="T1">menos </text:span><text:span text:style-name="T1">seguros.</text:span></text:p>
            </text:list-item>
            <text:list-item>
              <text:p text:style-name="P2"><text:span text:style-name="T1">No </text:span><text:span text:style-name="T1">inspeccionan </text:span><text:span text:style-name="T1">internamente </text:span><text:span text:style-name="T1">el tráfico.</text:span></text:p>
            </text:list-item>
            <text:list-item>
              <text:p text:style-name="P2"><text:span text:style-name="T1">Requiere abrir </text:span><text:span text:style-name="T1">puertos </text:span><text:span text:style-name="T1">manualmente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xml:id="id8" draw:id="id8" draw:layer="layout" svg:width="6.75cm" svg:height="6cm" svg:x="10.5cm" svg:y="14.25cm">
          <text:list text:style-name="L1">
            <text:list-item>
              <text:p text:style-name="P2"><text:span text:style-name="T1">Filtra en la capa </text:span><text:span text:style-name="T1">de transporte.</text:span></text:p>
            </text:list-item>
            <text:list-item>
              <text:p text:style-name="P2"><text:span text:style-name="T1">Revisa validez de </text:span><text:span text:style-name="T1">circuitos antes de </text:span><text:span text:style-name="T1">permitir sesiones.</text:span></text:p>
            </text:list-item>
            <text:list-item>
              <text:p text:style-name="P2"><text:span text:style-name="T1">No filtra </text:span><text:span text:style-name="T1">contenido.</text:span></text:p>
            </text:list-item>
            <text:list-item>
              <text:p text:style-name="P2"><text:span text:style-name="T1">Puede requerir </text:span><text:span text:style-name="T1">cambios de </text:span><text:span text:style-name="T1">software de </text:span><text:span text:style-name="T1">transporte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" xml:id="id11" draw:id="id11" draw:layer="layout" svg:width="7.5cm" svg:height="6cm" svg:x="17.95cm" svg:y="14.25cm">
          <text:list text:style-name="L1">
            <text:list-item>
              <text:p text:style-name="P2">Realiza seguimiento del estado de la conexión.</text:p>
            </text:list-item>
            <text:list-item>
              <text:p text:style-name="P2">Puede abrir y cerrar puertos dinámicamente.</text:p>
            </text:list-item>
            <text:list-item>
              <text:p text:style-name="P2">Ofrece mayor seguridad que el filtrado de paquetes.</text:p>
            </text:list-item>
            <text:list-item>
              <text:p text:style-name="P2">Profundiza en la transacción.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7" draw:text-style-name="P2" xml:id="id9" draw:id="id9" draw:layer="layout" svg:width="6.75cm" svg:height="6cm" svg:x="26.25cm" svg:y="14.25cm">
          <text:list text:style-name="L1">
            <text:list-item>
              <text:p text:style-name="P2"><text:span text:style-name="T1">Opera en la capa de </text:span><text:span text:style-name="T1">aplicación.</text:span></text:p>
            </text:list-item>
            <text:list-item>
              <text:p text:style-name="P2"><text:span text:style-name="T1">Filtra según </text:span><text:span text:style-name="T1">definiciones de la </text:span><text:span text:style-name="T1">aplicación.</text:span></text:p>
            </text:list-item>
            <text:list-item>
              <text:p text:style-name="P2"><text:span text:style-name="T1">Efectivo para </text:span><text:span text:style-name="T1">asegurar el </text:span><text:span text:style-name="T1">cumplimiento de </text:span><text:span text:style-name="T1">requisitos de </text:span><text:span text:style-name="T1">aplicaciones.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8" draw:text-style-name="P1" xml:id="id1" draw:id="id1" draw:layer="layout" svg:width="4cm" svg:height="1.5cm" svg:x="5cm" svg:y="10cm">
          <text:p text:style-name="P1">filtrado de Paquetes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7cm" svg:y1="10cm" svg:x2="21.375cm" svg:y2="5cm" draw:start-shape="id1" draw:start-glue-point="0" draw:end-shape="id2" draw:end-glue-point="2" svg:d="M7000 10000v-2500h14375v-2500" svg:viewBox="0 0 14376 5001">
          <text:p/>
        </draw:connector>
        <draw:connector draw:style-name="gr9" draw:text-style-name="P3" draw:layer="layout" svg:x1="21.375cm" svg:y1="5cm" svg:x2="14.25cm" svg:y2="10cm" draw:start-shape="id2" draw:start-glue-point="2" draw:end-shape="id3" draw:end-glue-point="0" svg:d="M21375 5000v2500h-7125v2500" svg:viewBox="0 0 7126 5001">
          <text:p/>
        </draw:connector>
        <draw:connector draw:style-name="gr9" draw:text-style-name="P3" draw:layer="layout" svg:x1="21.375cm" svg:y1="5cm" svg:x2="21.975cm" svg:y2="10cm" draw:start-shape="id2" draw:start-glue-point="2" draw:end-shape="id4" draw:end-glue-point="0" svg:d="M21375 5000v2500h600v2500" svg:viewBox="0 0 601 5001">
          <text:p/>
        </draw:connector>
        <draw:connector draw:style-name="gr9" draw:text-style-name="P3" draw:layer="layout" svg:x1="21.375cm" svg:y1="5cm" svg:x2="29.125cm" svg:y2="10cm" draw:start-shape="id2" draw:start-glue-point="2" draw:end-shape="id5" draw:end-glue-point="0" svg:d="M21375 5000v2500h7750v2500" svg:viewBox="0 0 7751 5001">
          <text:p/>
        </draw:connector>
        <draw:connector draw:style-name="gr9" draw:text-style-name="P3" draw:layer="layout" svg:x1="21.375cm" svg:y1="5cm" svg:x2="36.75cm" svg:y2="10cm" draw:start-shape="id2" draw:start-glue-point="2" draw:end-shape="id6" draw:end-glue-point="0" svg:d="M21375 5000v2500h15375v2500" svg:viewBox="0 0 15376 5001">
          <text:p/>
        </draw:connector>
        <draw:connector draw:style-name="gr9" draw:text-style-name="P3" draw:layer="layout" svg:x1="7cm" svg:y1="11.5cm" svg:x2="6.375cm" svg:y2="14.25cm" draw:start-shape="id1" draw:end-shape="id7" svg:d="M7000 11500v1375h-625v1375" svg:viewBox="0 0 626 2751">
          <text:p/>
        </draw:connector>
        <draw:connector draw:style-name="gr9" draw:text-style-name="P3" draw:layer="layout" svg:x1="14.25cm" svg:y1="11.5cm" svg:x2="13.875cm" svg:y2="14.25cm" draw:start-shape="id3" draw:start-glue-point="2" draw:end-shape="id8" svg:d="M14250 11500v1375h-375v1375" svg:viewBox="0 0 376 2751">
          <text:p/>
        </draw:connector>
        <draw:connector draw:style-name="gr9" draw:text-style-name="P3" draw:layer="layout" svg:x1="29.125cm" svg:y1="11.5cm" svg:x2="29.625cm" svg:y2="14.25cm" draw:start-shape="id5" draw:start-glue-point="2" draw:end-shape="id9" draw:end-glue-point="0" svg:d="M29125 11500v1375h500v1375" svg:viewBox="0 0 501 2751">
          <text:p/>
        </draw:connector>
        <draw:connector draw:style-name="gr9" draw:text-style-name="P3" draw:layer="layout" svg:x1="36.75cm" svg:y1="11.5cm" svg:x2="37.25cm" svg:y2="14.25cm" draw:start-shape="id6" draw:start-glue-point="2" draw:end-shape="id10" draw:end-glue-point="0" svg:d="M36750 11500v1375h500v1375" svg:viewBox="0 0 501 2751">
          <text:p/>
        </draw:connector>
        <draw:connector draw:style-name="gr9" draw:text-style-name="P3" draw:layer="layout" svg:x1="21.975cm" svg:y1="11.5cm" svg:x2="21.7cm" svg:y2="14.25cm" draw:start-shape="id4" draw:start-glue-point="2" draw:end-shape="id11" draw:end-glue-point="0" svg:d="M21975 11500v1375h-275v1375" svg:viewBox="0 0 276 2751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Puntas_20_de_20_flecha_20_1" draw:display-name="Puntas de flecha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3.18cm" fo:page-height="27.9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9T17:03:29.791509231</meta:creation-date>
    <dc:date>2023-10-19T19:11:49.845790028</dc:date>
    <meta:editing-duration>PT9M23S</meta:editing-duration>
    <meta:editing-cycles>2</meta:editing-cycles>
    <meta:generator>LibreOffice/7.3.7.2$Linux_X86_64 LibreOffice_project/30$Build-2</meta:generator>
    <meta:document-statistic meta:object-count="21"/>
  </office:meta>
</office:document-meta>
</file>